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StarSymbol" svg:font-family="StarSymbol"/>
    <style:font-face style:name="georgia" svg:font-family="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b6cb4" officeooo:paragraph-rsid="000b1a95"/>
    </style:style>
    <style:style style:name="P2" style:family="paragraph" style:parent-style-name="Standard">
      <style:text-properties officeooo:rsid="000b1a95" officeooo:paragraph-rsid="000b1a95"/>
    </style:style>
    <style:style style:name="P3" style:family="paragraph" style:parent-style-name="Standard">
      <style:text-properties officeooo:rsid="000d00d7" officeooo:paragraph-rsid="000d00d7"/>
    </style:style>
    <style:style style:name="P4" style:family="paragraph" style:parent-style-name="Standard">
      <style:text-properties fo:font-weight="bold" officeooo:rsid="000d00d7" officeooo:paragraph-rsid="000d00d7" style:font-weight-asian="bold" style:font-weight-complex="bold"/>
    </style:style>
    <style:style style:name="P5" style:family="paragraph" style:parent-style-name="Standard">
      <style:text-properties fo:font-weight="bold" officeooo:rsid="000e361f" officeooo:paragraph-rsid="000e361f" style:font-weight-asian="bold" style:font-weight-complex="bold"/>
    </style:style>
    <style:style style:name="P6" style:family="paragraph" style:parent-style-name="Standard">
      <style:text-properties fo:font-weight="bold" officeooo:rsid="00153652" officeooo:paragraph-rsid="00153652" style:font-weight-asian="bold" style:font-weight-complex="bold"/>
    </style:style>
    <style:style style:name="P7" style:family="paragraph" style:parent-style-name="Standard">
      <style:text-properties fo:font-weight="bold" officeooo:rsid="0016aa76" officeooo:paragraph-rsid="0016aa76" style:font-weight-asian="bold" style:font-weight-complex="bold"/>
    </style:style>
    <style:style style:name="P8" style:family="paragraph" style:parent-style-name="Standard">
      <style:text-properties fo:font-weight="bold" officeooo:rsid="001afcc9" officeooo:paragraph-rsid="001afcc9" style:font-weight-asian="bold" style:font-weight-complex="bold"/>
    </style:style>
    <style:style style:name="P9" style:family="paragraph" style:parent-style-name="Standard">
      <style:text-properties fo:font-weight="bold" officeooo:rsid="001cd625" officeooo:paragraph-rsid="001cd625" style:font-weight-asian="bold" style:font-weight-complex="bold"/>
    </style:style>
    <style:style style:name="P10" style:family="paragraph" style:parent-style-name="Standard">
      <style:text-properties fo:font-weight="bold" officeooo:rsid="001cd625" officeooo:paragraph-rsid="001d4b14" style:font-weight-asian="bold" style:font-weight-complex="bold"/>
    </style:style>
    <style:style style:name="P11" style:family="paragraph" style:parent-style-name="Standard" style:list-style-name="L4">
      <style:text-properties fo:font-weight="bold" officeooo:rsid="0026ab64" officeooo:paragraph-rsid="0026ab64" style:font-weight-asian="bold" style:font-weight-complex="bold"/>
    </style:style>
    <style:style style:name="P12" style:family="paragraph" style:parent-style-name="Standard">
      <style:text-properties fo:font-weight="bold" officeooo:rsid="00288e3b" officeooo:paragraph-rsid="00288e3b" style:font-weight-asian="bold" style:font-weight-complex="bold"/>
    </style:style>
    <style:style style:name="P13" style:family="paragraph" style:parent-style-name="Standard">
      <style:text-properties fo:font-weight="normal" officeooo:rsid="000d00d7" officeooo:paragraph-rsid="000d00d7" style:font-weight-asian="normal" style:font-weight-complex="normal"/>
    </style:style>
    <style:style style:name="P14" style:family="paragraph" style:parent-style-name="Standard">
      <style:text-properties fo:font-weight="normal" officeooo:rsid="000e361f" officeooo:paragraph-rsid="000e361f" style:font-weight-asian="normal" style:font-weight-complex="normal"/>
    </style:style>
    <style:style style:name="P15" style:family="paragraph" style:parent-style-name="Standard" style:list-style-name="L3">
      <style:text-properties fo:font-weight="normal" officeooo:rsid="000e361f" officeooo:paragraph-rsid="000e361f" style:font-weight-asian="normal" style:font-weight-complex="normal"/>
    </style:style>
    <style:style style:name="P16" style:family="paragraph" style:parent-style-name="Standard" style:list-style-name="L3">
      <style:text-properties fo:font-weight="normal" officeooo:rsid="000fd7af" officeooo:paragraph-rsid="000fd7af" style:font-weight-asian="normal" style:font-weight-complex="normal"/>
    </style:style>
    <style:style style:name="P17" style:family="paragraph" style:parent-style-name="Standard">
      <style:text-properties fo:font-weight="normal" officeooo:rsid="000fd7af" officeooo:paragraph-rsid="000fd7af" style:font-weight-asian="normal" style:font-weight-complex="normal"/>
    </style:style>
    <style:style style:name="P18" style:family="paragraph" style:parent-style-name="Standard" style:list-style-name="L3">
      <style:text-properties fo:font-weight="normal" officeooo:rsid="00133bde" officeooo:paragraph-rsid="00133bde" style:font-weight-asian="normal" style:font-weight-complex="normal"/>
    </style:style>
    <style:style style:name="P19" style:family="paragraph" style:parent-style-name="Standard">
      <style:text-properties fo:font-weight="normal" officeooo:rsid="00153652" officeooo:paragraph-rsid="00153652" style:font-weight-asian="normal" style:font-weight-complex="normal"/>
    </style:style>
    <style:style style:name="P20" style:family="paragraph" style:parent-style-name="Standard" style:list-style-name="L5">
      <style:text-properties fo:font-weight="normal" officeooo:rsid="00153652" officeooo:paragraph-rsid="0018652f" style:font-weight-asian="normal" style:font-weight-complex="normal"/>
    </style:style>
    <style:style style:name="P21" style:family="paragraph" style:parent-style-name="Standard">
      <style:text-properties fo:font-weight="normal" officeooo:rsid="001625d8" officeooo:paragraph-rsid="001625d8" style:font-weight-asian="normal" style:font-weight-complex="normal"/>
    </style:style>
    <style:style style:name="P22" style:family="paragraph" style:parent-style-name="Standard" style:list-style-name="L4">
      <style:text-properties fo:font-weight="normal" officeooo:rsid="001625d8" officeooo:paragraph-rsid="001625d8" style:font-weight-asian="normal" style:font-weight-complex="normal"/>
    </style:style>
    <style:style style:name="P23" style:family="paragraph" style:parent-style-name="Standard">
      <style:text-properties fo:font-weight="normal" officeooo:rsid="0018652f" officeooo:paragraph-rsid="0018652f" style:font-weight-asian="normal" style:font-weight-complex="normal"/>
    </style:style>
    <style:style style:name="P24" style:family="paragraph" style:parent-style-name="Standard" style:list-style-name="L6">
      <style:text-properties fo:font-weight="normal" officeooo:rsid="0018652f" officeooo:paragraph-rsid="0018652f" style:font-weight-asian="normal" style:font-weight-complex="normal"/>
    </style:style>
    <style:style style:name="P25" style:family="paragraph" style:parent-style-name="Standard" style:list-style-name="L5">
      <style:text-properties fo:font-weight="normal" officeooo:rsid="0018652f" officeooo:paragraph-rsid="0018652f" style:font-weight-asian="normal" style:font-weight-complex="normal"/>
    </style:style>
    <style:style style:name="P26" style:family="paragraph" style:parent-style-name="Standard" style:list-style-name="L7">
      <style:text-properties fo:font-weight="normal" officeooo:rsid="0018f3bf" officeooo:paragraph-rsid="0018f3bf" style:font-weight-asian="normal" style:font-weight-complex="normal"/>
    </style:style>
    <style:style style:name="P27" style:family="paragraph" style:parent-style-name="Standard" style:list-style-name="L7">
      <style:text-properties fo:font-weight="normal" officeooo:rsid="001adcbd" officeooo:paragraph-rsid="001adcbd" style:font-weight-asian="normal" style:font-weight-complex="normal"/>
    </style:style>
    <style:style style:name="P28" style:family="paragraph" style:parent-style-name="Standard">
      <style:text-properties fo:font-weight="normal" officeooo:rsid="001adcbd" officeooo:paragraph-rsid="001adcbd" style:font-weight-asian="normal" style:font-weight-complex="normal"/>
    </style:style>
    <style:style style:name="P29" style:family="paragraph" style:parent-style-name="Standard">
      <style:text-properties fo:font-weight="normal" officeooo:rsid="001afcc9" officeooo:paragraph-rsid="001afcc9" style:font-weight-asian="normal" style:font-weight-complex="normal"/>
    </style:style>
    <style:style style:name="P30" style:family="paragraph" style:parent-style-name="Standard" style:list-style-name="L3">
      <style:text-properties fo:font-weight="normal" officeooo:rsid="001cd625" officeooo:paragraph-rsid="001cd625" style:font-weight-asian="normal" style:font-weight-complex="normal"/>
    </style:style>
    <style:style style:name="P31" style:family="paragraph" style:parent-style-name="Standard">
      <style:text-properties fo:font-weight="normal" officeooo:rsid="001cd625" officeooo:paragraph-rsid="001cd625" style:font-weight-asian="normal" style:font-weight-complex="normal"/>
    </style:style>
    <style:style style:name="P32" style:family="paragraph" style:parent-style-name="Standard" style:list-style-name="L8">
      <style:text-properties fo:font-weight="normal" officeooo:rsid="001cd625" officeooo:paragraph-rsid="001cd625" style:font-weight-asian="normal" style:font-weight-complex="normal"/>
    </style:style>
    <style:style style:name="P33" style:family="paragraph" style:parent-style-name="Standard" style:list-style-name="L8">
      <style:text-properties fo:font-weight="normal" officeooo:rsid="001d4b14" officeooo:paragraph-rsid="001d4b14" style:font-weight-asian="normal" style:font-weight-complex="normal"/>
    </style:style>
    <style:style style:name="P34" style:family="paragraph" style:parent-style-name="Standard" style:list-style-name="L3">
      <style:text-properties fo:font-weight="normal" officeooo:rsid="001d4b14" officeooo:paragraph-rsid="001d4b14" style:font-weight-asian="normal" style:font-weight-complex="normal"/>
    </style:style>
    <style:style style:name="P35" style:family="paragraph" style:parent-style-name="Standard" style:list-style-name="L7">
      <style:text-properties fo:font-weight="normal" officeooo:rsid="001d4b14" officeooo:paragraph-rsid="001d4b14" style:font-weight-asian="normal" style:font-weight-complex="normal"/>
    </style:style>
    <style:style style:name="P36" style:family="paragraph" style:parent-style-name="Standard">
      <style:text-properties fo:font-weight="normal" officeooo:rsid="001d4b14" officeooo:paragraph-rsid="001d4b14" style:font-weight-asian="normal" style:font-weight-complex="normal"/>
    </style:style>
    <style:style style:name="P37" style:family="paragraph" style:parent-style-name="Standard" style:list-style-name="L9">
      <style:text-properties fo:font-weight="normal" officeooo:rsid="001d4b14" officeooo:paragraph-rsid="001d4b14" style:font-weight-asian="normal" style:font-weight-complex="normal"/>
    </style:style>
    <style:style style:name="P38" style:family="paragraph" style:parent-style-name="Standard" style:list-style-name="L9">
      <style:text-properties fo:font-weight="normal" officeooo:rsid="001ef30e" officeooo:paragraph-rsid="001ef30e" style:font-weight-asian="normal" style:font-weight-complex="normal"/>
    </style:style>
    <style:style style:name="P39" style:family="paragraph" style:parent-style-name="Standard" style:list-style-name="L4">
      <style:text-properties fo:font-weight="normal" officeooo:rsid="002186a5" officeooo:paragraph-rsid="002186a5" style:font-weight-asian="normal" style:font-weight-complex="normal"/>
    </style:style>
    <style:style style:name="P40" style:family="paragraph" style:parent-style-name="Standard" style:list-style-name="L4">
      <style:text-properties fo:font-weight="normal" officeooo:rsid="00231302" officeooo:paragraph-rsid="00231302" style:font-weight-asian="normal" style:font-weight-complex="normal"/>
    </style:style>
    <style:style style:name="P41" style:family="paragraph" style:parent-style-name="Standard" style:list-style-name="L8">
      <style:text-properties fo:font-weight="normal" officeooo:rsid="0026ab64" officeooo:paragraph-rsid="0026ab64" style:font-weight-asian="normal" style:font-weight-complex="normal"/>
    </style:style>
    <style:style style:name="P42" style:family="paragraph" style:parent-style-name="Standard">
      <style:text-properties fo:font-weight="normal" officeooo:rsid="00288e3b" officeooo:paragraph-rsid="00288e3b" style:font-weight-asian="normal" style:font-weight-complex="normal"/>
    </style:style>
    <style:style style:name="P43" style:family="paragraph" style:parent-style-name="Standard" style:list-style-name="L10">
      <style:text-properties fo:font-weight="normal" officeooo:rsid="00288e3b" officeooo:paragraph-rsid="00288e3b" style:font-weight-asian="normal" style:font-weight-complex="normal"/>
    </style:style>
    <style:style style:name="P44" style:family="paragraph" style:parent-style-name="Standard" style:list-style-name="L8">
      <style:text-properties officeooo:paragraph-rsid="001cd625"/>
    </style:style>
    <style:style style:name="P45" style:family="paragraph" style:parent-style-name="Standard">
      <style:text-properties officeooo:rsid="002186a5" officeooo:paragraph-rsid="002186a5"/>
    </style:style>
    <style:style style:name="P46" style:family="paragraph" style:parent-style-name="Standard">
      <style:text-properties officeooo:rsid="00231302" officeooo:paragraph-rsid="00231302"/>
    </style:style>
    <style:style style:name="P47" style:family="paragraph" style:parent-style-name="Standard">
      <style:text-properties officeooo:rsid="0023f961" officeooo:paragraph-rsid="0023f961"/>
    </style:style>
    <style:style style:name="P48" style:family="paragraph" style:parent-style-name="Standard" style:list-style-name="L10">
      <style:text-properties officeooo:paragraph-rsid="00288e3b"/>
    </style:style>
    <style:style style:name="P49" style:family="paragraph" style:parent-style-name="Standard" style:list-style-name="L10">
      <style:text-properties officeooo:rsid="0029e578" officeooo:paragraph-rsid="0029e57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eb31"/>
    </style:style>
    <style:style style:name="T3" style:family="text">
      <style:text-properties style:text-underline-style="solid" style:text-underline-width="auto" style:text-underline-color="font-color" officeooo:rsid="00153652"/>
    </style:style>
    <style:style style:name="T4" style:family="text">
      <style:text-properties officeooo:rsid="000fd7af"/>
    </style:style>
    <style:style style:name="T5" style:family="text">
      <style:text-properties fo:font-weight="normal" style:font-weight-asian="normal" style:font-weight-complex="normal"/>
    </style:style>
    <style:style style:name="T6" style:family="text">
      <style:text-properties fo:font-weight="normal" officeooo:rsid="001cd625" style:font-weight-asian="normal" style:font-weight-complex="normal"/>
    </style:style>
    <style:style style:name="T7" style:family="text">
      <style:text-properties fo:font-weight="normal" officeooo:rsid="00288e3b" style:font-weight-asian="normal" style:font-weight-complex="normal"/>
    </style:style>
    <style:style style:name="T8" style:family="text">
      <style:text-properties officeooo:rsid="0011a2b0"/>
    </style:style>
    <style:style style:name="T9" style:family="text">
      <style:text-properties officeooo:rsid="00153652"/>
    </style:style>
    <style:style style:name="T10" style:family="text">
      <style:text-properties fo:font-weight="bold" style:font-weight-asian="bold" style:font-weight-complex="bold"/>
    </style:style>
    <style:style style:name="T11" style:family="text">
      <style:text-properties officeooo:rsid="0018652f"/>
    </style:style>
    <style:style style:name="T12" style:family="text">
      <style:text-properties officeooo:rsid="001bf691"/>
    </style:style>
    <style:style style:name="T13" style:family="text">
      <style:text-properties officeooo:rsid="001d4b14"/>
    </style:style>
    <style:style style:name="T14" style:family="text">
      <style:text-properties officeooo:rsid="001efa35"/>
    </style:style>
    <style:style style:name="T15" style:family="text">
      <style:text-properties officeooo:rsid="00231302"/>
    </style:style>
    <style:style style:name="T16" style:family="text">
      <style:text-properties officeooo:rsid="00253e67"/>
    </style:style>
    <style:style style:name="T17" style:family="text">
      <style:text-properties officeooo:rsid="0025817f"/>
    </style:style>
    <style:style style:name="T18" style:family="text">
      <style:text-properties officeooo:rsid="0025c2a1"/>
    </style:style>
    <style:style style:name="T19" style:family="text">
      <style:text-properties officeooo:rsid="0026ab64"/>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Thesis Topic: </text:span></text:p>
      <text:p text:style-name="P3"><text:span text:style-name="T1">The effect of </text:span><text:span text:style-name="T2">video game spectatorship</text:span><text:span text:style-name="T1"> on violent crime (assaults/murder/</text:span><text:span text:style-name="T3">mass shootings</text:span><text:span text:style-name="T1">)</text:span></text:p>
      <text:p text:style-name="P3"><text:span text:style-name="T1"/></text:p>
      <text:p text:style-name="P2"/>
      <text:p text:style-name="P4">Problem of Identification:</text:p>
      <text:p text:style-name="P13">It is possible that due to either reverse causality (<text:span text:style-name="T9">increased crime rates resulting in more interest in watching violent video games) or confounding variables (e.g. societal norms that encourage both violence and video game spectatorship), the relationship between video game spectatorship and violent crime will be muddled (when analyzed purely through the data of both variables)</text:span></text:p>
      <text:p text:style-name="P13"/>
      <text:p text:style-name="P19">To solve this problem of identification, we need an:</text:p>
      <text:p text:style-name="P19"/>
      <text:p text:style-name="P6">Instrumental Variable: <text:span text:style-name="T12">(need to find data for this)</text:span></text:p>
      <text:p text:style-name="P21">This IV must affect the independent variable through the dependent variable, but be otherwise unrelated to the independent variable. <text:span text:style-name="T18">Preferably, the effect on the dependent variable will be randomly distributed (think of rainy days affecting sports game turnouts and thus affecting player performance) </text:span></text:p>
      <text:p text:style-name="P21"/>
      <text:list xml:id="list3444200412" text:style-name="L4">
        <text:list-item>
          <text:p text:style-name="P22">Investment into marketing for e<text:span text:style-name="T14">S</text:span>ports/twitch</text:p>
        </text:list-item>
        <text:list-item>
          <text:p text:style-name="P39">Bandwidth in areas?</text:p>
        </text:list-item>
        <text:list-item>
          <text:p text:style-name="P22">Financial growth of the video game sector</text:p>
          <text:list>
            <text:list-item>
              <text:p text:style-name="P22">Increased quality of video game products for both playing and viewing pleasure (enhanced graphics, etc.)</text:p>
            </text:list-item>
            <text:list-item>
              <text:p text:style-name="P22">There is an issue that this may directly cause more crime when it comes to robberies that might benefit from attacking more profitable business. Because of this, it would be best to focus purely on <text:span text:style-name="T14">assault</text:span> crimes with no monetary incentive.</text:p>
            </text:list-item>
          </text:list>
        </text:list-item>
        <text:list-item>
          <text:p text:style-name="P40">Perhaps closer games?</text:p>
        </text:list-item>
        <text:list-item>
          <text:p text:style-name="P11">The above points all have problems because they follow the same trend as video game spectatorship (a recent upward one). <text:span text:style-name="T5">I need an instrument that doesn’t follow such a trend (weather conditions, terror codes, etc.)*</text:span></text:p>
          <text:p text:style-name="P22"/>
        </text:list-item>
      </text:list>
      <text:p text:style-name="P21">*These points increases spectatorship of video games, but should not directly affect crime rates.</text:p>
      <text:p text:style-name="P21"/>
      <text:p text:style-name="P6"><text:span text:style-name="T5"/></text:p>
      <text:p text:style-name="P19">Potential evidence for a causal link between spectatorship of video games and crime:</text:p>
      <text:list xml:id="list1088474643" text:style-name="L5">
        <text:list-item>
          <text:p text:style-name="P20">Watching violent films does make people more aggressive, study shows <text:span text:style-name="T11">(2014)</text:span></text:p>
          <text:list>
            <text:list-item>
              <text:p text:style-name="P20"><text:a xlink:type="simple" xlink:href="https://www.telegraph.co.uk/news/science/11087683/Watching-violent-films-does-make-people-more-aggressive-study-shows.html" text:style-name="Internet_20_link" text:visited-style-name="Visited_20_Internet_20_Link">https://www.telegraph.co.uk/news/science/11087683/Watching-violent-films-does-make-people-more-aggressive-study-shows.html</text:a></text:p>
            </text:list-item>
          </text:list>
        </text:list-item>
        <text:list-item>
          <text:p text:style-name="P20">An update on the effects of playing violent video games <text:span text:style-name="T11">(2004)</text:span></text:p>
          <text:list>
            <text:list-item>
              <text:p text:style-name="P20"><text:a xlink:type="simple" xlink:href="https://www.sciencedirect.com/science/article/pii/S0140197103000976" text:style-name="Internet_20_link" text:visited-style-name="Visited_20_Internet_20_Link">https://www.sciencedirect.com/science/article/pii/S0140197103000976</text:a></text:p>
            </text:list-item>
            <text:list-item>
              <text:p text:style-name="P20">An updated meta-analysis reveals that exposure to violent video games is significantly linked to increases in aggressive behaviour, aggressive cognition, aggressive affect, and cardiovascular arousal, and to decreases in helping behaviour. Experimental studies reveal this linkage to be causal.</text:p>
            </text:list-item>
          </text:list>
        </text:list-item>
        <text:list-item>
          <text:p text:style-name="P20">What is eSports and why do people watch it? <text:span text:style-name="T11">(2017)</text:span></text:p>
          <text:list>
            <text:list-item>
              <text:p text:style-name="P20"><text:a xlink:type="simple" xlink:href="https://poseidon01.ssrn.com/delivery.php?ID=720026113081004111119023121082097102019014069017088036022084099118021096072069020100025100029023038019107086121104104024028081042047011052015004024070010001030075029035087041089125001021111125121115007127076090023029005003084119119001065002064031081026&amp;EXT=pdf" text:style-name="Internet_20_link" text:visited-style-name="Visited_20_Internet_20_Link">https://poseidon01.ssrn.com/delivery.php?ID=720026113081004111119023121082097102019014069017088036022084099118021096072069020100025100029023038019107086121104104024028081042047011052015004024070010001030075029035087041089125001021111125121115007127076090023029005003084119119001065002064031081026&amp;EXT=pdf</text:a></text:p>
            </text:list-item>
            <text:list-item>
              <text:p text:style-name="P25"><text:soft-page-break/>Findings in this study suggest that the seeking of aggression and violence is a statistically significant motivation for watching eSports.</text:p>
              <text:p text:style-name="P20"/>
            </text:list-item>
          </text:list>
        </text:list-item>
      </text:list>
      <text:p text:style-name="P23">Also many conflicting studies that purport to debunk the link</text:p>
      <text:list xml:id="list2113072648" text:style-name="L6">
        <text:list-item>
          <text:p text:style-name="P24">The School Shooting/Violent Video Game Link: Causal Relationship or Moral Panic? (2008, Wiley Online Library)</text:p>
          <text:list>
            <text:list-item>
              <text:p text:style-name="P24"><text:a xlink:type="simple" xlink:href="https://onlinelibrary-wiley-com.ezproxy.princeton.edu/doi/epdf/10.1002/jip.76" text:style-name="Internet_20_link" text:visited-style-name="Visited_20_Internet_20_Link">https://onlinelibrary-wiley-com.ezproxy.princeton.edu/doi/epdf/10.1002/jip.76</text:a></text:p>
            </text:list-item>
          </text:list>
        </text:list-item>
      </text:list>
      <text:p text:style-name="P19"/>
      <text:p text:style-name="P6"/>
      <text:p text:style-name="P7">Motivation for study:</text:p>
      <text:list xml:id="list2596018361" text:style-name="L7">
        <text:list-item>
          <text:p text:style-name="P26">Various political statements, including multiple tweets by the president on the danger of violent video games, and their link to school shootings.</text:p>
          <text:list>
            <text:list-item>
              <text:p text:style-name="P26">This could result in a stigma against video games that hurts the industry financially.</text:p>
            </text:list-item>
            <text:list-item>
              <text:p text:style-name="P26">This study could help to support these statements, or otherwise provide evidence against these claims.</text:p>
              <text:list>
                <text:list-item>
                  <text:p text:style-name="P26">Many studies have attempted to do this in the past, but this approach is unique in that it focuses on spectatorship of video games as opposed to directly playing them.</text:p>
                </text:list-item>
                <text:list-item>
                  <text:p text:style-name="P26">It also attempts to make a direct link between empirical data on crime and spectatorship of video games.</text:p>
                </text:list-item>
              </text:list>
            </text:list-item>
          </text:list>
        </text:list-item>
        <text:list-item>
          <text:p text:style-name="P27">There is no practical current method of barring children from watching violent video games on online platforms. If this viewership really is dangerous, should a rating system be imposed and age limits enforced?</text:p>
          <text:list>
            <text:list-item>
              <text:p text:style-name="P27">Age limits for purchasing video games and seeing movies with certain ratings already exist.</text:p>
            </text:list-item>
          </text:list>
        </text:list-item>
        <text:list-item>
          <text:p text:style-name="P35">Investigate if there is variation in the type of game being watched vs. the crime rate (action, violent, card game, realistic, cartoon, etc).</text:p>
          <text:list>
            <text:list-item>
              <text:p text:style-name="P35">Maybe this could be a predictor for crime?</text:p>
            </text:list-item>
          </text:list>
        </text:list-item>
      </text:list>
      <text:p text:style-name="P28"/>
      <text:p text:style-name="P9">Potential Issues:</text:p>
      <text:list xml:id="list50175436" text:style-name="L8">
        <text:list-item>
          <text:p text:style-name="P44"><text:span text:style-name="T6">Not a strong enough motivation for this particular topic</text:span></text:p>
          <text:list>
            <text:list-item>
              <text:p text:style-name="P32">If violent films, video games, and sports have all been analyzed for their effect on individuals in creating aggression/violence, what does a hybrid of all three of those offer?</text:p>
              <text:list>
                <text:list-item>
                  <text:p text:style-name="P41">Could be spun the other way to say that such a hybrid is multiplicatively troublesome</text:p>
                </text:list-item>
              </text:list>
            </text:list-item>
          </text:list>
        </text:list-item>
        <text:list-item>
          <text:p text:style-name="P33">International or domestic data?</text:p>
          <text:list>
            <text:list-item>
              <text:p text:style-name="P33">The mass shooting phenomenon is mostly taking place in the USA while much of eSport development is occurring abroad.</text:p>
            </text:list-item>
          </text:list>
        </text:list-item>
      </text:list>
      <text:p text:style-name="P36"/>
      <text:p text:style-name="P10"><text:span text:style-name="T13">Alternative Topics</text:span>:</text:p>
      <text:list xml:id="list966399683" text:style-name="L9">
        <text:list-item>
          <text:p text:style-name="P37">Video game spectatorship vs. proportional decline of work force (especially prime-age men; 25-54 y.o) (2018)</text:p>
          <text:list>
            <text:list-item>
              <text:p text:style-name="P37"><text:a xlink:type="simple" xlink:href="https://www.bls.gov/opub/mlr/2018/beyond-bls/mens-declining-labor-force-participation.htm" text:style-name="Internet_20_link" text:visited-style-name="Visited_20_Internet_20_Link">https://www.bls.gov/opub/mlr/2018/beyond-bls/mens-declining-labor-force-participation.htm</text:a></text:p>
            </text:list-item>
            <text:list-item>
              <text:p text:style-name="P38">IV could be problematic because most things that would affect spectatorship could also directly affect the work force numbers (i.e. increased funds into the video game sector)</text:p>
            </text:list-item>
          </text:list>
        </text:list-item>
        <text:list-item>
          <text:p text:style-name="P37">Empirical analysis of the effect that e-sports arenas/venues have on their local economies (the cities that they are built in), relative to the effect that traditional sports arenas have on their local economies.</text:p>
          <text:list>
            <text:list-item>
              <text:p text:style-name="P38">Just a thought because of previous examples of Princeton theses on sports stadiums.</text:p>
              <text:list>
                <text:list-item>
                  <text:p text:style-name="P38">There may not yet be enough eSports stadiums.</text:p>
                </text:list-item>
                <text:list-item>
                  <text:p text:style-name="P38">Also kind of dry...</text:p>
                </text:list-item>
              </text:list>
            </text:list-item>
          </text:list>
        </text:list-item>
      </text:list>
      <text:p text:style-name="P13"><text:soft-page-break/></text:p>
      <text:p text:style-name="P5">Questions:</text:p>
      <text:list xml:id="list1218743336" text:style-name="L3">
        <text:list-item>
          <text:p text:style-name="P15">What date ranges should I be looking at?</text:p>
          <text:list>
            <text:list-item>
              <text:p text:style-name="P15">GunViolenceArchive goes to 201<text:span text:style-name="T4">2</text:span> <text:span text:style-name="T4">(around 450 ‘mass shootings’)</text:span></text:p>
            </text:list-item>
            <text:list-item>
              <text:p text:style-name="P15">MassShootingTracker.org goes back to 2013</text:p>
            </text:list-item>
            <text:list-item>
              <text:p text:style-name="P15">The WashingtonPost (mass shootings) goes back to 1966</text:p>
            </text:list-item>
            <text:list-item>
              <text:p text:style-name="P18">FBI’s UCR goes back to 1995</text:p>
            </text:list-item>
          </text:list>
        </text:list-item>
      </text:list>
      <text:p text:style-name="P14"/>
      <text:list xml:id="list152734461532814" text:continue-numbering="true" text:style-name="L3">
        <text:list-item>
          <text:list>
            <text:list-item>
              <text:p text:style-name="P16">Twitch stats go back to 2012 <text:span text:style-name="T8">(twitchtracker.com/dev.twitch)</text:span></text:p>
            </text:list-item>
          </text:list>
        </text:list-item>
      </text:list>
      <text:p text:style-name="P17"/>
      <text:list xml:id="list152735941639641" text:continue-numbering="true" text:style-name="L3">
        <text:list-item>
          <text:p text:style-name="P30">Order of work?</text:p>
          <text:list>
            <text:list-item>
              <text:p text:style-name="P30">Should I write the introduction, background literature, data discussion, methodology, and then results in that order (then discussion and conclusion)</text:p>
            </text:list-item>
          </text:list>
        </text:list-item>
      </text:list>
      <text:p text:style-name="P31"/>
      <text:list xml:id="list152734209919306" text:continue-numbering="true" text:style-name="L3">
        <text:list-item>
          <text:p text:style-name="P30">Econometric techniques to research with this <text:span text:style-name="T13">topic</text:span></text:p>
          <text:list>
            <text:list-item>
              <text:p text:style-name="P34">Regressions</text:p>
              <text:list>
                <text:list-item>
                  <text:p text:style-name="P34">Instrumental Variables, Fixed Effects, Random Effects</text:p>
                </text:list-item>
              </text:list>
            </text:list-item>
          </text:list>
        </text:list-item>
      </text:list>
      <text:p text:style-name="P17"/>
      <text:p text:style-name="P17"/>
      <text:p text:style-name="P8">Notes During Meeting:</text:p>
      <text:p text:style-name="P29">Start:</text:p>
      <text:p text:style-name="P1"/>
      <text:p text:style-name="P45">1. Twitch data, geography is important, are viewers identified by location (country)</text:p>
      <text:p text:style-name="P45">2. Location, Age, race in twitch</text:p>
      <text:p text:style-name="P45"><text:span text:style-name="T15">3. </text:span>Map to time series as well as something else (the above noted criteria)</text:p>
      <text:p text:style-name="P46">4. Narrow down to specificity (just certain types of crimes)</text:p>
      <text:p text:style-name="P47">5. Is there a substitution for playing violent video games that could obscure the data <text:span text:style-name="T19">(i.e. if people are not watching video games, will they spend time doing something else which is just as harmful?)</text:span>. </text:p>
      <text:p text:style-name="P47"/>
      <text:p text:style-name="P47"/>
      <text:p text:style-name="P47">First! Look for a causal link for esports to aggression. Find literature for sports as an analogue. Use this link as a clue to find IVs (e.g. close games or game outcomes result in more crime). IV must be time-varying, so not categorization of ratings or anything like that, but more so game outcomes. Once I get an ideal IV, then look for if I can find the data for them.</text:p>
      <text:p text:style-name="P47"/>
      <text:p text:style-name="P47">Motivation <text:span text:style-name="T16">(literature)</text:span> → IV → Data <text:span text:style-name="T17">(for IV)</text:span></text:p>
      <text:p text:style-name="P47"/>
      <text:p text:style-name="P12">Post <text:span text:style-name="T5">(...very post; 10/31) </text:span>Meeting Thoughts:</text:p>
      <text:p text:style-name="P42"/>
      <text:list xml:id="list2596601825" text:style-name="L10">
        <text:list-item>
          <text:p text:style-name="P43">Think about the idea of tournament stages (quarterfinals/semifinals/finals) as possible IVs, because their occurrences do not have time trends in the long run, they affect (correlate with) viewership and they are not directly associated with crime rates. Think about it! :)</text:p>
        </text:list-item>
        <text:list-item>
          <text:p text:style-name="P43">Motivations for the link:</text:p>
          <text:list>
            <text:list-item>
              <text:p text:style-name="P48"><text:span text:style-name="T7">Emulation of viewed behavior</text:span></text:p>
            </text:list-item>
            <text:list-item>
              <text:p text:style-name="P49"><text:span text:style-name="T7">E</text:span><text:span text:style-name="T5">ncouraging of virtual (or real, in the case of traditional sports) violence from spectators</text:span></text:p>
            </text:list-item>
          </text:list>
        </text:list-item>
      </text:list>
      <text:p text:style-name="P47"/>
      <text:p text:style-name="P4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StarSymbol" svg:font-family="StarSymbol"/>
    <style:font-face style:name="georgia" svg:font-family="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07.910577912</meta:creation-date>
    <dc:date>2019-10-31T15:27:33.687493051</dc:date>
    <meta:editing-duration>P1DT12H8M41S</meta:editing-duration>
    <meta:editing-cycles>13</meta:editing-cycles>
    <meta:generator>LibreOffice/6.0.7.3$Linux_X86_64 LibreOffice_project/00m0$Build-3</meta:generator>
    <meta:document-statistic meta:table-count="0" meta:image-count="0" meta:object-count="0" meta:page-count="3" meta:paragraph-count="77" meta:word-count="1111" meta:character-count="7569" meta:non-whitespace-character-count="6558"/>
  </office:meta>
</office:document-meta>
</file>